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6b3ea8" officeooo:paragraph-rsid="006b3ea8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6b3ea8" officeooo:paragraph-rsid="001c0208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4f9cef" officeooo:paragraph-rsid="004f2d2a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72f08d" officeooo:paragraph-rsid="0072f08d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80ab94" officeooo:paragraph-rsid="0080ab94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officeooo:paragraph-rsid="001c0208"/>
    </style:style>
    <style:style style:name="P7" style:family="paragraph" style:parent-style-name="Standard" style:list-style-name="L1">
      <style:paragraph-properties fo:text-align="start" style:justify-single-word="false"/>
      <style:text-properties officeooo:paragraph-rsid="007bf533"/>
    </style:style>
    <style:style style:name="P8" style:family="paragraph" style:parent-style-name="Standard" style:list-style-name="L3">
      <style:paragraph-properties fo:text-align="start" style:justify-single-word="false"/>
      <style:text-properties officeooo:paragraph-rsid="0072f08d"/>
    </style:style>
    <style:style style:name="P9" style:family="paragraph" style:parent-style-name="Standard" style:list-style-name="L1">
      <style:paragraph-properties fo:text-align="start" style:justify-single-word="false"/>
      <style:text-properties officeooo:rsid="007ec7b8" officeooo:paragraph-rsid="007ec7b8"/>
    </style:style>
    <style:style style:name="P10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72f08d" officeooo:paragraph-rsid="0072f08d" style:font-size-asian="12pt" style:font-weight-asian="normal" style:font-size-complex="12pt" style:font-weight-complex="normal"/>
    </style:style>
    <style:style style:name="P11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7b21e3" officeooo:paragraph-rsid="007b21e3" style:font-size-asian="12pt" style:font-weight-asian="normal" style:font-size-complex="12pt" style:font-weight-complex="normal"/>
    </style:style>
    <style:style style:name="P12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80ab94" officeooo:paragraph-rsid="0080ab94" style:font-size-asian="12pt" style:font-weight-asian="normal" style:font-size-complex="12pt" style:font-weight-complex="normal"/>
    </style:style>
    <style:style style:name="P13" style:family="paragraph" style:parent-style-name="Standard" style:list-style-name="L3">
      <style:paragraph-properties fo:text-align="start" style:justify-single-word="false"/>
      <style:text-properties officeooo:rsid="007d4eb1" officeooo:paragraph-rsid="007d4eb1"/>
    </style:style>
    <style:style style:name="T1" style:family="text">
      <style:text-properties style:text-line-through-style="none" style:text-line-through-type="none" style:font-name="DejaVu Sans Condensed" fo:font-size="12pt" fo:font-weight="normal" style:font-size-asian="12pt" style:font-weight-asian="normal" style:font-size-complex="12pt" style:font-weight-complex="normal"/>
    </style:style>
    <style:style style:name="T2" style:family="text">
      <style:text-properties style:text-line-through-style="none" style:text-line-through-type="none" style:font-name="DejaVu Sans Condensed" fo:font-size="12pt" fo:font-weight="normal" officeooo:rsid="0072f08d" style:font-size-asian="12pt" style:font-weight-asian="normal" style:font-size-complex="12pt" style:font-weight-complex="normal"/>
    </style:style>
    <style:style style:name="T3" style:family="text">
      <style:text-properties style:text-line-through-style="none" style:text-line-through-type="none" style:font-name="DejaVu Sans Condensed" fo:font-size="12pt" fo:font-weight="normal" officeooo:rsid="007bf533" style:font-size-asian="12pt" style:font-weight-asian="normal" style:font-size-complex="12pt" style:font-weight-complex="normal"/>
    </style:style>
    <style:style style:name="T4" style:family="text">
      <style:text-properties style:text-line-through-style="none" style:text-line-through-type="none" style:font-name="DejaVu Sans Condensed" fo:font-size="12pt" fo:font-weight="normal" officeooo:rsid="00779bd1" style:font-size-asian="12pt" style:font-weight-asian="normal" style:font-size-complex="12pt" style:font-weight-complex="normal"/>
    </style:style>
    <style:style style:name="T5" style:family="text">
      <style:text-properties style:text-line-through-style="none" style:text-line-through-type="none" style:font-name="DejaVu Sans Condensed" fo:font-size="12pt" fo:font-weight="normal" officeooo:rsid="007d182c" style:font-size-asian="12pt" style:font-weight-asian="normal" style:font-size-complex="12pt" style:font-weight-complex="normal"/>
    </style:style>
    <style:style style:name="T6" style:family="text">
      <style:text-properties style:text-line-through-style="none" style:text-line-through-type="none" style:font-name="DejaVu Sans Condensed" fo:font-size="12pt" fo:font-weight="bold" officeooo:rsid="0056bb2b" style:font-size-asian="12pt" style:font-weight-asian="bold" style:font-size-complex="12pt" style:font-weight-complex="bold"/>
    </style:style>
    <style:style style:name="T7" style:family="text">
      <style:text-properties style:text-line-through-style="none" style:text-line-through-type="none" style:font-name="DejaVu Sans Condensed" fo:font-size="12pt" fo:font-weight="bold" officeooo:rsid="005f64a3" style:font-size-asian="12pt" style:font-weight-asian="bold" style:font-size-complex="12pt" style:font-weight-complex="bold"/>
    </style:style>
    <style:style style:name="T8" style:family="text">
      <style:text-properties style:text-line-through-style="none" style:text-line-through-type="none" style:font-name="DejaVu Sans Condensed" fo:font-size="12pt" fo:font-weight="bold" officeooo:rsid="002fddd4" style:font-size-asian="12pt" style:font-weight-asian="bold" style:font-size-complex="12pt" style:font-weight-complex="bold"/>
    </style:style>
    <style:style style:name="T9" style:family="text">
      <style:text-properties style:text-line-through-style="none" style:text-line-through-type="none" style:font-name="DejaVu Sans Condensed" fo:font-size="12pt" fo:font-weight="bold" officeooo:rsid="007bf533" style:font-size-asian="12pt" style:font-weight-asian="bold" style:font-size-complex="12pt" style:font-weight-complex="bold"/>
    </style:style>
    <style:style style:name="T10" style:family="text">
      <style:text-properties style:text-line-through-style="none" style:text-line-through-type="none" style:font-name="DejaVu Sans Condensed" fo:font-size="12pt" fo:font-weight="bold" officeooo:rsid="0072f08d" style:font-size-asian="12pt" style:font-weight-asian="bold" style:font-size-complex="12pt" style:font-weight-complex="bold"/>
    </style:style>
    <style:style style:name="T11" style:family="text">
      <style:text-properties style:text-line-through-style="none" style:text-line-through-type="none" style:font-name="DejaVu Sans Condensed" fo:font-size="12pt" fo:font-weight="bold" officeooo:rsid="0082764b" style:font-size-asian="12pt" style:font-weight-asian="bold" style:font-size-complex="12pt" style:font-weight-complex="bold"/>
    </style:style>
    <style:style style:name="T12" style:family="text">
      <style:text-properties style:text-line-through-style="none" style:text-line-through-type="none" style:font-name="DejaVu Sans Condensed" fo:font-size="12pt" fo:font-weight="bold" officeooo:rsid="00829c0d" style:font-size-asian="12pt" style:font-weight-asian="bold" style:font-size-complex="12pt" style:font-weight-complex="bold"/>
    </style:style>
    <style:style style:name="T13" style:family="text">
      <style:text-properties officeooo:rsid="007b21e3"/>
    </style:style>
    <style:style style:name="T14" style:family="text">
      <style:text-properties officeooo:rsid="007bf533"/>
    </style:style>
    <style:style style:name="T15" style:family="text">
      <style:text-properties officeooo:rsid="00829c0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6">3</text:span><text:span text:style-name="T7">0</text:span><text:span text:style-name="T12">5</text:span><text:span text:style-name="T8"> - </text:span><text:span text:style-name="T6">Flight - </text:span><text:span text:style-name="T9">Fuel system, </text:span><text:span text:style-name="T11">Air refueling, </text:span><text:span text:style-name="T9">Jettison</text:span></text:p>
      <text:p text:style-name="P2"/>
      <text:p text:style-name="P4">Fuel<text:span text:style-name="T14"> system</text:span></text:p>
      <text:list xml:id="list3679312646" text:style-name="L1">
        <text:list-item>
          <text:p text:style-name="P7"><text:span text:style-name="T2">If carrying drop tanks, set </text:span><text:span text:style-name="T10">Fuel Transfer Sequence Selector</text:span><text:span text:style-name="T2"> switch</text:span><text:span text:style-name="T3"> (fuel panel, center console top) </text:span><text:span text:style-name="T2">to </text:span><text:span text:style-name="T10">BIDONS</text:span><text:span text:style-name="T2"> ("cans"), otherwise set to </text:span><text:span text:style-name="T10">LISSE</text:span><text:span text:style-name="T2"> ("smooth", clean/slick)</text:span></text:p>
        </text:list-item>
        <text:list-item>
          <text:p text:style-name="P9"><text:span text:style-name="T3">F</text:span><text:span text:style-name="T1">ull internal fuel is 4240 L.</text:span></text:p>
        </text:list-item>
        <text:list-item>
          <text:p text:style-name="P10">When tanks are empty, lights will illuminate on tank icons on fuel panel<text:span text:style-name="T13">:</text:span></text:p>
          <text:list>
            <text:list-item>
              <text:p text:style-name="P11">Drop tank lights out: drop tanks empty</text:p>
            </text:list-item>
            <text:list-item>
              <text:p text:style-name="P11">Tank 1 out: 3860 L remaining</text:p>
            </text:list-item>
            <text:list-item>
              <text:p text:style-name="P11">Tank 2 out: 3275 L remaining</text:p>
            </text:list-item>
            <text:list-item>
              <text:p text:style-name="P11">Tank 3 out: 2211 L remaining</text:p>
            </text:list-item>
            <text:list-item>
              <text:p text:style-name="P11">Tank 4 out: 1121 L remaining</text:p>
            </text:list-item>
            <text:list-item>
              <text:p text:style-name="P11">Tank 5 out: 0 L remaining, flameout imminent</text:p>
            </text:list-item>
          </text:list>
        </text:list-item>
        <text:list-item>
          <text:p text:style-name="P10">Drop tanks with selective jettison.</text:p>
        </text:list-item>
      </text:list>
      <text:p text:style-name="P1"/>
      <text:p text:style-name="P5">Air refueling (Mirage F1EE only)</text:p>
      <text:list xml:id="list2676382039" text:style-name="L2">
        <text:list-item>
          <text:p text:style-name="P12">AAR switch ... On (guarded switch, left console inboard under throttle handle)</text:p>
        </text:list-item>
        <text:list-item>
          <text:p text:style-name="P12">When finished: AAR switch ... Off</text:p>
        </text:list-item>
      </text:list>
      <text:p text:style-name="P1"/>
      <text:p text:style-name="P3">Selective Jettison</text:p>
      <text:list xml:id="list574909532" text:style-name="L3">
        <text:list-item>
          <text:p text:style-name="P8"><text:span text:style-name="T2">Set </text:span><text:span text:style-name="T10">selective jettison pylon switch</text:span><text:span text:style-name="T2"> to </text:span><text:span text:style-name="T10">VOIL 1</text:span><text:span text:style-name="T2"> (up</text:span><text:span text:style-name="T4">, wing inboard stations</text:span><text:span text:style-name="T2">), </text:span><text:span text:style-name="T10">VOIL 2</text:span><text:span text:style-name="T2"> (middle</text:span><text:span text:style-name="T4">, wing outboard stations</text:span><text:span text:style-name="T2">), or </text:span><text:span text:style-name="T10">FUS</text:span><text:span text:style-name="T2"> (down</text:span><text:span text:style-name="T4">, </text:span><text:span text:style-name="T5">fuselage </text:span><text:span text:style-name="T3">centerline</text:span><text:span text:style-name="T4"> station</text:span><text:span text:style-name="T2">), then press </text:span><text:span text:style-name="T10">Selective Jettison button</text:span><text:span text:style-name="T2"> to right of switch.</text:span></text:p>
        </text:list-item>
        <text:list-item>
          <text:p text:style-name="P13"><text:span text:style-name="T2">E</text:span><text:span text:style-name="T1">mergency Jettison button (left of selective jettison switch) jettisons everything except wingtip missiles.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2T09:32:40.211000000</meta:creation-date>
    <dc:date>2023-01-26T14:13:14.718000000</dc:date>
    <meta:editing-duration>PT12H24M53S</meta:editing-duration>
    <meta:editing-cycles>92</meta:editing-cycles>
    <meta:generator>LibreOffice/7.0.3.1$Windows_X86_64 LibreOffice_project/d7547858d014d4cf69878db179d326fc3483e082</meta:generator>
    <meta:document-statistic meta:table-count="0" meta:image-count="0" meta:object-count="0" meta:page-count="1" meta:paragraph-count="18" meta:word-count="183" meta:character-count="1061" meta:non-whitespace-character-count="910"/>
  </office:meta>
</office:document-meta>
</file>